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89b" officeooo:paragraph-rsid="000fe89b"/>
    </style:style>
    <style:style style:name="P2" style:family="paragraph" style:parent-style-name="Standard">
      <style:text-properties officeooo:paragraph-rsid="000fe89b"/>
    </style:style>
    <style:style style:name="P3" style:family="paragraph" style:parent-style-name="Standard">
      <style:text-properties officeooo:rsid="0010757f" officeooo:paragraph-rsid="0010757f"/>
    </style:style>
    <style:style style:name="P4" style:family="paragraph" style:parent-style-name="Standard">
      <style:text-properties officeooo:rsid="0010757f" officeooo:paragraph-rsid="0010b3a8"/>
    </style:style>
    <style:style style:name="P5" style:family="paragraph" style:parent-style-name="Standard">
      <style:text-properties officeooo:rsid="0010b3a8" officeooo:paragraph-rsid="0010b3a8"/>
    </style:style>
    <style:style style:name="P6" style:family="paragraph" style:parent-style-name="Standard">
      <style:text-properties officeooo:rsid="0012830c" officeooo:paragraph-rsid="0012830c"/>
    </style:style>
    <style:style style:name="P7" style:family="paragraph" style:parent-style-name="Standard">
      <style:text-properties officeooo:rsid="0012f4bc" officeooo:paragraph-rsid="0012f4bc"/>
    </style:style>
    <style:style style:name="P8" style:family="paragraph" style:parent-style-name="Standard">
      <style:text-properties officeooo:rsid="0012f4bc" officeooo:paragraph-rsid="001b6e24"/>
    </style:style>
    <style:style style:name="P9" style:family="paragraph" style:parent-style-name="Standard">
      <style:text-properties officeooo:rsid="0017251a" officeooo:paragraph-rsid="0017251a"/>
    </style:style>
    <style:style style:name="P10" style:family="paragraph" style:parent-style-name="Standard">
      <style:text-properties officeooo:rsid="0017251a" officeooo:paragraph-rsid="0017ba4b"/>
    </style:style>
    <style:style style:name="P11" style:family="paragraph" style:parent-style-name="Standard">
      <style:text-properties officeooo:rsid="0017251a" officeooo:paragraph-rsid="001c9460"/>
    </style:style>
    <style:style style:name="P12" style:family="paragraph" style:parent-style-name="Standard">
      <style:text-properties officeooo:rsid="0017251a" officeooo:paragraph-rsid="002a1b2e"/>
    </style:style>
    <style:style style:name="P13" style:family="paragraph" style:parent-style-name="Standard">
      <style:text-properties officeooo:rsid="0017251a" officeooo:paragraph-rsid="0038f6fc"/>
    </style:style>
    <style:style style:name="P14" style:family="paragraph" style:parent-style-name="Standard">
      <style:text-properties officeooo:rsid="0017251a" officeooo:paragraph-rsid="003b102f"/>
    </style:style>
    <style:style style:name="P15" style:family="paragraph" style:parent-style-name="Standard">
      <style:text-properties officeooo:rsid="0017ba4b" officeooo:paragraph-rsid="0017ba4b"/>
    </style:style>
    <style:style style:name="P16" style:family="paragraph" style:parent-style-name="Standard">
      <style:text-properties officeooo:rsid="0017ba4b" officeooo:paragraph-rsid="00185564"/>
    </style:style>
    <style:style style:name="P17" style:family="paragraph" style:parent-style-name="Standard">
      <style:text-properties officeooo:rsid="0017ba4b" officeooo:paragraph-rsid="001c9460"/>
    </style:style>
    <style:style style:name="P18" style:family="paragraph" style:parent-style-name="Standard">
      <style:text-properties officeooo:rsid="0017ba4b" officeooo:paragraph-rsid="002006c0"/>
    </style:style>
    <style:style style:name="P19" style:family="paragraph" style:parent-style-name="Standard">
      <style:text-properties officeooo:rsid="0017ba4b" officeooo:paragraph-rsid="002a1b2e"/>
    </style:style>
    <style:style style:name="P20" style:family="paragraph" style:parent-style-name="Standard">
      <style:text-properties officeooo:rsid="0017ba4b" officeooo:paragraph-rsid="0032e1db"/>
    </style:style>
    <style:style style:name="P21" style:family="paragraph" style:parent-style-name="Standard">
      <style:text-properties officeooo:rsid="0017ba4b" officeooo:paragraph-rsid="0033c9bf"/>
    </style:style>
    <style:style style:name="P22" style:family="paragraph" style:parent-style-name="Standard">
      <style:text-properties officeooo:rsid="0018c790" officeooo:paragraph-rsid="002006c0"/>
    </style:style>
    <style:style style:name="P23" style:family="paragraph" style:parent-style-name="Standard">
      <style:text-properties officeooo:rsid="0018c790" officeooo:paragraph-rsid="002a1b2e"/>
    </style:style>
    <style:style style:name="P24" style:family="paragraph" style:parent-style-name="Standard">
      <style:text-properties officeooo:rsid="001c9460" officeooo:paragraph-rsid="001c9460"/>
    </style:style>
    <style:style style:name="P25" style:family="paragraph" style:parent-style-name="Standard">
      <style:text-properties officeooo:rsid="001c9460" officeooo:paragraph-rsid="002006c0"/>
    </style:style>
    <style:style style:name="P26" style:family="paragraph" style:parent-style-name="Standard">
      <style:text-properties officeooo:rsid="001e82b5" officeooo:paragraph-rsid="001e82b5"/>
    </style:style>
    <style:style style:name="P27" style:family="paragraph" style:parent-style-name="Standard">
      <style:text-properties officeooo:rsid="002006c0" officeooo:paragraph-rsid="002006c0"/>
    </style:style>
    <style:style style:name="P28" style:family="paragraph" style:parent-style-name="Standard">
      <style:text-properties officeooo:rsid="0021a0f7" officeooo:paragraph-rsid="0021a0f7"/>
    </style:style>
    <style:style style:name="P29" style:family="paragraph" style:parent-style-name="Standard">
      <style:text-properties officeooo:rsid="00240560" officeooo:paragraph-rsid="00240560"/>
    </style:style>
    <style:style style:name="P30" style:family="paragraph" style:parent-style-name="Standard">
      <style:text-properties officeooo:rsid="0024bbb0" officeooo:paragraph-rsid="0024bbb0"/>
    </style:style>
    <style:style style:name="P31" style:family="paragraph" style:parent-style-name="Standard">
      <style:text-properties officeooo:rsid="00264c8f" officeooo:paragraph-rsid="00264c8f"/>
    </style:style>
    <style:style style:name="P32" style:family="paragraph" style:parent-style-name="Standard">
      <style:text-properties officeooo:rsid="00271a00" officeooo:paragraph-rsid="00271a00"/>
    </style:style>
    <style:style style:name="P33" style:family="paragraph" style:parent-style-name="Standard">
      <style:text-properties officeooo:rsid="00271a00" officeooo:paragraph-rsid="00275bb0"/>
    </style:style>
    <style:style style:name="P34" style:family="paragraph" style:parent-style-name="Standard">
      <style:text-properties officeooo:rsid="0028f3cd" officeooo:paragraph-rsid="0028f3cd"/>
    </style:style>
    <style:style style:name="P35" style:family="paragraph" style:parent-style-name="Standard">
      <style:text-properties officeooo:rsid="00275bb0" officeooo:paragraph-rsid="00275bb0"/>
    </style:style>
    <style:style style:name="P36" style:family="paragraph" style:parent-style-name="Standard">
      <style:text-properties officeooo:rsid="001a3620" officeooo:paragraph-rsid="001c9460"/>
    </style:style>
    <style:style style:name="P37" style:family="paragraph" style:parent-style-name="Standard">
      <style:text-properties officeooo:rsid="00185564" officeooo:paragraph-rsid="002006c0"/>
    </style:style>
    <style:style style:name="P38" style:family="paragraph" style:parent-style-name="Standard">
      <style:text-properties officeooo:rsid="002f659c" officeooo:paragraph-rsid="002f659c"/>
    </style:style>
    <style:style style:name="P39" style:family="paragraph" style:parent-style-name="Standard">
      <style:text-properties officeooo:rsid="0030580e" officeooo:paragraph-rsid="0030580e"/>
    </style:style>
    <style:style style:name="P40" style:family="paragraph" style:parent-style-name="Standard">
      <style:text-properties officeooo:rsid="00318778" officeooo:paragraph-rsid="00318778"/>
    </style:style>
    <style:style style:name="P41" style:family="paragraph" style:parent-style-name="Standard">
      <style:text-properties officeooo:rsid="0032e1db" officeooo:paragraph-rsid="00368b51"/>
    </style:style>
    <style:style style:name="P42" style:family="paragraph" style:parent-style-name="Standard">
      <style:text-properties officeooo:rsid="0034ba27" officeooo:paragraph-rsid="0034ba27"/>
    </style:style>
    <style:style style:name="P43" style:family="paragraph" style:parent-style-name="Standard">
      <style:text-properties officeooo:rsid="0038f6fc" officeooo:paragraph-rsid="003b102f"/>
    </style:style>
    <style:style style:name="P44" style:family="paragraph" style:parent-style-name="Standard">
      <style:text-properties officeooo:rsid="00394a0b" officeooo:paragraph-rsid="00394a0b"/>
    </style:style>
    <style:style style:name="P45" style:family="paragraph" style:parent-style-name="Standard">
      <style:text-properties officeooo:rsid="003bf545" officeooo:paragraph-rsid="003bf545"/>
    </style:style>
    <style:style style:name="P46" style:family="paragraph" style:parent-style-name="Standard">
      <style:text-properties officeooo:rsid="0017ba4b" officeooo:paragraph-rsid="00469037"/>
    </style:style>
    <style:style style:name="P47" style:family="paragraph" style:parent-style-name="Standard">
      <style:text-properties officeooo:rsid="003d61cb" officeooo:paragraph-rsid="003d61cb"/>
    </style:style>
    <style:style style:name="P48" style:family="paragraph" style:parent-style-name="Standard">
      <style:text-properties officeooo:rsid="003dc701" officeooo:paragraph-rsid="003dc701"/>
    </style:style>
    <style:style style:name="P49" style:family="paragraph" style:parent-style-name="Standard">
      <style:text-properties officeooo:rsid="003ed932" officeooo:paragraph-rsid="003ed932"/>
    </style:style>
    <style:style style:name="P50" style:family="paragraph" style:parent-style-name="Standard">
      <style:text-properties officeooo:rsid="003bf545" officeooo:paragraph-rsid="003ed932"/>
    </style:style>
    <style:style style:name="P51" style:family="paragraph" style:parent-style-name="Standard">
      <style:text-properties officeooo:rsid="004064eb" officeooo:paragraph-rsid="004064eb"/>
    </style:style>
    <style:style style:name="P52" style:family="paragraph" style:parent-style-name="Standard">
      <style:text-properties officeooo:rsid="00425213" officeooo:paragraph-rsid="00425213"/>
    </style:style>
    <style:style style:name="P53" style:family="paragraph" style:parent-style-name="Standard">
      <style:text-properties officeooo:rsid="00425213" officeooo:paragraph-rsid="004852bb"/>
    </style:style>
    <style:style style:name="P54" style:family="paragraph" style:parent-style-name="Standard">
      <style:text-properties officeooo:rsid="0043996e" officeooo:paragraph-rsid="0043996e"/>
    </style:style>
    <style:style style:name="P55" style:family="paragraph" style:parent-style-name="Standard">
      <style:text-properties officeooo:rsid="00469037" officeooo:paragraph-rsid="00469037"/>
    </style:style>
    <style:style style:name="P56" style:family="paragraph" style:parent-style-name="Standard">
      <style:text-properties officeooo:rsid="00469037" officeooo:paragraph-rsid="0046b04c"/>
    </style:style>
    <style:style style:name="P57" style:family="paragraph" style:parent-style-name="Standard">
      <style:text-properties officeooo:rsid="0046b04c" officeooo:paragraph-rsid="0046b04c"/>
    </style:style>
    <style:style style:name="P58" style:family="paragraph" style:parent-style-name="Standard">
      <style:text-properties officeooo:rsid="0049210a" officeooo:paragraph-rsid="0049210a"/>
    </style:style>
    <style:style style:name="T1" style:family="text">
      <style:text-properties officeooo:rsid="000fe89b"/>
    </style:style>
    <style:style style:name="T2" style:family="text">
      <style:text-properties officeooo:rsid="0010757f"/>
    </style:style>
    <style:style style:name="T3" style:family="text">
      <style:text-properties officeooo:rsid="0010b3a8"/>
    </style:style>
    <style:style style:name="T4" style:family="text">
      <style:text-properties officeooo:rsid="0012830c"/>
    </style:style>
    <style:style style:name="T5" style:family="text">
      <style:text-properties officeooo:rsid="00128a36"/>
    </style:style>
    <style:style style:name="T6" style:family="text">
      <style:text-properties officeooo:rsid="0017ba4b"/>
    </style:style>
    <style:style style:name="T7" style:family="text">
      <style:text-properties officeooo:rsid="00185564"/>
    </style:style>
    <style:style style:name="T8" style:family="text">
      <style:text-properties officeooo:rsid="001a3620"/>
    </style:style>
    <style:style style:name="T9" style:family="text">
      <style:text-properties officeooo:rsid="001b6e24"/>
    </style:style>
    <style:style style:name="T10" style:family="text">
      <style:text-properties officeooo:rsid="001c9460"/>
    </style:style>
    <style:style style:name="T11" style:family="text">
      <style:text-properties officeooo:rsid="001e82b5"/>
    </style:style>
    <style:style style:name="T12" style:family="text">
      <style:text-properties officeooo:rsid="0021448a"/>
    </style:style>
    <style:style style:name="T13" style:family="text">
      <style:text-properties officeooo:rsid="0021a0f7"/>
    </style:style>
    <style:style style:name="T14" style:family="text">
      <style:text-properties officeooo:rsid="00264c8f"/>
    </style:style>
    <style:style style:name="T15" style:family="text">
      <style:text-properties officeooo:rsid="00271a00"/>
    </style:style>
    <style:style style:name="T16" style:family="text">
      <style:text-properties officeooo:rsid="00275bb0"/>
    </style:style>
    <style:style style:name="T17" style:family="text">
      <style:text-properties officeooo:rsid="002a1b2e"/>
    </style:style>
    <style:style style:name="T18" style:family="text">
      <style:text-properties officeooo:rsid="002cb1eb"/>
    </style:style>
    <style:style style:name="T19" style:family="text">
      <style:text-properties officeooo:rsid="002d4bc5"/>
    </style:style>
    <style:style style:name="T20" style:family="text">
      <style:text-properties officeooo:rsid="002dde08"/>
    </style:style>
    <style:style style:name="T21" style:family="text">
      <style:text-properties officeooo:rsid="002ec76a"/>
    </style:style>
    <style:style style:name="T22" style:family="text">
      <style:text-properties officeooo:rsid="002f659c"/>
    </style:style>
    <style:style style:name="T23" style:family="text">
      <style:text-properties officeooo:rsid="00318778"/>
    </style:style>
    <style:style style:name="T24" style:family="text">
      <style:text-properties officeooo:rsid="0032e1db"/>
    </style:style>
    <style:style style:name="T25" style:family="text">
      <style:text-properties officeooo:rsid="0033c9bf"/>
    </style:style>
    <style:style style:name="T26" style:family="text">
      <style:text-properties officeooo:rsid="0017251a"/>
    </style:style>
    <style:style style:name="T27" style:family="text">
      <style:text-properties officeooo:rsid="0034ba27"/>
    </style:style>
    <style:style style:name="T28" style:family="text">
      <style:text-properties officeooo:rsid="00360786"/>
    </style:style>
    <style:style style:name="T29" style:family="text">
      <style:text-properties officeooo:rsid="00368b51"/>
    </style:style>
    <style:style style:name="T30" style:family="text">
      <style:text-properties officeooo:rsid="00374576"/>
    </style:style>
    <style:style style:name="T31" style:family="text">
      <style:text-properties officeooo:rsid="0037d6e7"/>
    </style:style>
    <style:style style:name="T32" style:family="text">
      <style:text-properties officeooo:rsid="0038f6fc"/>
    </style:style>
    <style:style style:name="T33" style:family="text">
      <style:text-properties officeooo:rsid="00394a0b"/>
    </style:style>
    <style:style style:name="T34" style:family="text">
      <style:text-properties officeooo:rsid="003b102f"/>
    </style:style>
    <style:style style:name="T35" style:family="text">
      <style:text-properties officeooo:rsid="003cac2a"/>
    </style:style>
    <style:style style:name="T36" style:family="text">
      <style:text-properties officeooo:rsid="003d61cb"/>
    </style:style>
    <style:style style:name="T37" style:family="text">
      <style:text-properties officeooo:rsid="003ed932"/>
    </style:style>
    <style:style style:name="T38" style:family="text">
      <style:text-properties officeooo:rsid="004064eb"/>
    </style:style>
    <style:style style:name="T39" style:family="text">
      <style:text-properties officeooo:rsid="0043996e"/>
    </style:style>
    <style:style style:name="T40" style:family="text">
      <style:text-properties officeooo:rsid="0044d4a4"/>
    </style:style>
    <style:style style:name="T41" style:family="text">
      <style:text-properties officeooo:rsid="0044e0d7"/>
    </style:style>
    <style:style style:name="T42" style:family="text">
      <style:text-properties officeooo:rsid="0046b04c"/>
    </style:style>
    <style:style style:name="T43" style:family="text">
      <style:text-properties officeooo:rsid="004852bb"/>
    </style:style>
    <style:style style:name="T44" style:family="text">
      <style:text-properties officeooo:rsid="0048ce3a"/>
    </style:style>
    <style:style style:name="T45" style:family="text">
      <style:text-properties officeooo:rsid="004921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 buď EPIC</text:p>
      <text:p text:style-name="Standard">Martin ’Gaimi’ Darai</text:p>
      <text:p text:style-name="Standard">202<text:span text:style-name="T1">5</text:span>-<text:span text:style-name="T1">12</text:span>-<text:span text:style-name="T1">10</text:span></text:p>
      <text:p text:style-name="P2"/>
      <text:p text:style-name="P2"><text:span text:style-name="T18">Prisli jste do tohoto kraje protoze vas lide potrebuji. </text:span><text:span text:style-name="T2">K</text:span><text:span text:style-name="T1">aždy </text:span><text:span text:style-name="T18">vas </text:span><text:span text:style-name="T1">krok</text:span><text:span text:style-name="T18"> </text:span><text:span text:style-name="T1">je epickym bojem s</text:span><text:span text:style-name="T2">e zlem</text:span><text:span text:style-name="T1">. Mistni si</text:span><text:span text:style-name="T2"> i</text:span><text:span text:style-name="T1"> po letech </text:span><text:span text:style-name="T18">budou </text:span><text:span text:style-name="T1">septa</text:span><text:span text:style-name="T18">t</text:span><text:span text:style-name="T1"> jak s</text:span><text:span text:style-name="T2">te</text:span><text:span text:style-name="T1"> pros</text:span><text:span text:style-name="T2">li</text:span><text:span text:style-name="T1"> jejich zivoty. Ale kdo z vas je ten komu nakonec postavili i sochu? Kdo z vas je </text:span><text:span text:style-name="T2">prece jenom </text:span><text:span text:style-name="T1">nejvic </text:span><text:span text:style-name="T2">EPIC?</text:span></text:p>
      <text:p text:style-name="P1"/>
      <text:p text:style-name="P3">Myslenka hry</text:p>
      <text:p text:style-name="Standard"><text:span text:style-name="T2">Hraci se stridaji na tazich</text:span>. <text:span text:style-name="T2">Karty artefaktu a legendarnich zbrani </text:span><text:span text:style-name="T18">se jim na ruce stridaji jedna za druhou</text:span><text:span text:style-name="T2">. Posouvaji svou figurku po mape a cisti krajinu od priser. Tahy sou rychle ale promyslene. Bojem a plnenim ukolu ziskavaji body slavy</text:span><text:span text:style-name="T18"> a p</text:span><text:span text:style-name="T2">rvni kdo dosahne kyzeneho limitu </text:span><text:span text:style-name="T18">- </text:span><text:span text:style-name="T2">vyhral.</text:span></text:p>
      <text:p text:style-name="Standard"/>
      <text:p text:style-name="Standard">Hernı́ prvky<text:span text:style-name="T3"> - na ruce</text:span></text:p>
      <text:p text:style-name="P4">Kazdy hrac drzi na ruce karty, svuj majetek.<text:span text:style-name="T3"> Na ruce muzou byt Karty zbrani, Karty artefaktu a Karty ukolu a Karty povolani. Vsechny karty na ruce jsou urcene k zahrani a hraci prinesou uzitek az kdyz je pouzije.</text:span></text:p>
      <text:p text:style-name="P4"/>
      <text:p text:style-name="P5">Herni prvky - pred hracem</text:p>
      <text:p text:style-name="P4">Pred sebou ma <text:span text:style-name="T3">kazdy hrac </text:span>hromadku bodu slavy<text:span text:style-name="T3">,</text:span> karet splnenych ukolu<text:span text:style-name="T3"> a trofeji</text:span>.<text:span text:style-name="T3"> Pocet bodu slavy a karet splnenych ukolu dava dohromady celkovou hracovu slavu, jeho score. Trofeje jsou zetonky priser ktere v nedavne dobe zabil a jsou urcene k plneni nekterych ukolu.</text:span></text:p>
      <text:p text:style-name="P4"/>
      <text:p text:style-name="P5">Herni prvky - mapa</text:p>
      <text:p text:style-name="P4">Mezi hraci je vyskladana <text:span text:style-name="T3">M</text:span>apa<text:span text:style-name="T3"> a na ni stoji Figurky hracu a lezi Zetony priser a Zetony slavy. Vse co je na mape je verejne aby to kazdy videl, kde kdo stoji a jake prisery sou v jeho okoli. Zetony slavy na mape jeste nikdo nevlastni a jsou tam pro toho kdo je ziska jako prvni.</text:span></text:p>
      <text:p text:style-name="P3"/>
      <text:p text:style-name="P5">Herni prvky - nabidka karet</text:p>
      <text:p text:style-name="P5">Vedle mapy jsou hromadky nabidky karet. Jsou tu ctyri hromadky zbrani, Kopi, Palic, Mecu a Luku. A pak hromadka Ukolu a hromadka Artefaktu. To jsou vsechno lizaci hromadky, zamichane a dane licem dolu, poznaji se podle rozdilne zadni strany karty. Krome toho je tu Nabidka <text:span text:style-name="T4">u</text:span>kolu, coz jsou licem nahoru otocene karty ukolu, po cem mistni lide <text:span text:style-name="T4">ted </text:span>touzi. A nakonec <text:span text:style-name="T4">O</text:span>dhazovaci hromadka pouzitych karet.</text:p>
      <text:p text:style-name="P5"/>
      <text:p text:style-name="P6">Herni prvky - zbyle zetony</text:p>
      <text:p text:style-name="P6">Nepouzite Zetony priser jsou<text:span text:style-name="T5"> vedle desky v Losovacim vacku a cekaji az prijde jejich chvile. Zbyle Zetony slavy jsou vedle hraci desky na hromadce a cekaji pokud nahodou nebudou potreba.</text:span></text:p>
      <text:p text:style-name="P5"/>
      <text:p text:style-name="P7">Od zbrane k prisere</text:p>
      <text:p text:style-name="P7"><text:span text:style-name="T19">Ve hre EPIC jde k</text:span>azda prisera zabit konkretni zbrani. Stejne jako kazde zvire jde zabit kopim, tak kazdeho nemrtveho jde zabit palici. Hrac si to nemusi pamatovat, je to na ocich pro kazdeho na lizacich hromadkach karet zbrani. A <text:span text:style-name="T19">i </text:span>na kazde liznute zbran<text:span text:style-name="T19">i</text:span> je videt na kterou priseru bude fungovat. <text:span text:style-name="T19">Navic uz se vyskytuje </text:span>jen paty symbol, pro bomby ktere pusobi na <text:span text:style-name="T19">vsechny </text:span>priser<text:span text:style-name="T19">y bez rozdilu</text:span>.</text:p>
      <text:p text:style-name="P7">[tabulka: ZBRAN - Z_SYMBOL - P_SYMBOL - PRISERA]</text:p>
      <text:p text:style-name="P7"/>
      <text:p text:style-name="P30"><text:span text:style-name="T16">Priprava</text:span> hry</text:p>
      <text:p text:style-name="P30">Vyberte zacinajiciho hrace. Bude mit oproti ostatnim malou vyhodu. Hraje se po smeru hodinovych rucicek, proto hrac napravo od zacinajiciho je posledni a bude tedy <text:span text:style-name="T14">velitelem</text:span> mapy. Na zacatku hry se doprostred stolu postavi mapa. Vyberte jeden z tvaru mapy z teto nabidky:</text:p>
      <text:p text:style-name="P30">[<text:span text:style-name="T15">tabulka: TVARY MAPY + vysvetlivky</text:span>]</text:p>
      <text:p text:style-name="P30"><text:soft-page-break/>Vezmete 5 specialnich dilku (Hrad, Skaly a Starty) a dejte si je stranou a zbytek dilku zamichejte a postavte z nich mapu. U specialnich dilku je jedno jak jsou otocene a u vsech ostatnich plati ze maji byt otocene nahodne. Podivejte jak jsou umistene na mape hory jestli nahodou neni nejake policko uplne odriznute od sveta.<text:span text:style-name="T14"> Pokud ano tak velitel mapy otoci minimum dilku tak aby se to napravilo.</text:span></text:p>
      <text:p text:style-name="P31">X: Pri dostupnosti berte v potaz i cesty teleportama, viz Pohyb na mape</text:p>
      <text:p text:style-name="P31"/>
      <text:p text:style-name="P31">Pak vezmete vacek s priserama a nahodne umistete na kazde policko jednu priseru. Vyjimkou je Hrad kde maji byt prisery dve. A policka co priseru mit nemaji zadnou coz jsou Start, Vesnice a Teleport. Pak na kazdou priseru dejte zetonek slavy.</text:p>
      <text:p text:style-name="P31"/>
      <text:p text:style-name="P32">Zbyle prisery vratte do vacku a zbyle zetony slavy dejte na hromadku vedle mapy. Pak pripravte vsech sest lizacich hromadek karet. Kopi, Palice, Mece, Luky, Artefakty a Ukoly.</text:p>
      <text:p text:style-name="P31"/>
      <text:p text:style-name="P31">Pak kazdemu hraci rozdejte jeho kartu vysneneho povolani a od zacinajiciho hrace si kazdy hrac vybere na kterem ze startu chce zacinat.<text:span text:style-name="T19"> Vybirejte podle toho kde se lepe chodi, je mene skal, bohatsi nabidka priser a mensi tlacenice ostatnich hrdinu.</text:span></text:p>
      <text:p text:style-name="P31">X: Ano, muzou klidne ctyri zacinat na jednom<text:span text:style-name="T19"> policku</text:span>.</text:p>
      <text:p text:style-name="P31"/>
      <text:p text:style-name="P35">Pozor, <text:span text:style-name="T20">pak nasleduje vyber pocatecnich zbrani. Ale s</text:span>patny vyber pocatecnich zbrani muze privodit predcasny odpocinek (v pokoji) a hrace zpomalit. Doporucujeme nejdriv pochopit jak se zbrane pouzivaji, tedy kapitolu Tah hrace a pak teprve pokracovat v priprave<text:span text:style-name="T20"> hry</text:span>.</text:p>
      <text:p text:style-name="P34">H: Cesta za slavou muze byt trninta, ale proc si to jeste ztezovat tim ze si neprectu pravidla?</text:p>
      <text:p text:style-name="P34"/>
      <text:p text:style-name="P33"><text:span text:style-name="T21">K</text:span>azdy hrac<text:span text:style-name="T21">,</text:span> <text:span text:style-name="T21">pocinaje</text:span> zacinajici<text:span text:style-name="T21">m,</text:span> dostane do ruky jednu kartu soukromeho ukolu a jednu kartu artefaktu a lizne si dve pocatecni zbrane. Na policku Start si muze liznout z kterych hromadek chce je to jen na vas.</text:p>
      <text:p text:style-name="P32"/>
      <text:p text:style-name="P32">Nakonec otocte a vylozte tri karty ukolu co budou od zacatku v nabidce a hra muze zacit.</text:p>
      <text:p text:style-name="P7"/>
      <text:p text:style-name="P9"><text:span text:style-name="T9">T</text:span>ah hrace</text:p>
      <text:p text:style-name="P8"><text:span text:style-name="T9">Jednoduse receno, n</text:span>a zacatku sveho tahu se hrac podiva na zbrane na sve ruce a na prisery ve svem tesnem okoli. Najde priseru na kterou ma na ruce zbran<text:span text:style-name="T9">. </text:span>Idealne nejakou co ma na sobe <text:span text:style-name="T9">jeste z</text:span>eton slavy. <text:span text:style-name="T9">Treba drzi kladivo a na sousednim policku vidi zlutou priseru, nemrtveho.</text:span> Kartu zbrane odhodi, posune se na policko s vybranou priserou. Priseru tim porazi, vezme si jeji <text:span text:style-name="T9">z</text:span>eton slavy a prida si ho pred sebe na svou hromadku. Zeton porazene prisery si prida mezi sve <text:span text:style-name="T9">t</text:span>rofeje. Pak se hrac podiva na symboly zbrani ktere sou nakreslene na jeho novem policku <text:span text:style-name="T9">m</text:span>apy, vybere si ktera z nabizenych zbrani se mu hodi vic<text:span text:style-name="T9">, treba luk</text:span> a <text:span text:style-name="T9">tak si z hromadky luku</text:span> lizne novou zbran na pristi kolo.<text:span text:style-name="T9"> Pak se podiva na sve ukoly co muze splnit splni. Doplni ukoly co jsou na vyber pro dalsiho hrace a tim jeho tah konci... Vyhral? Ne? Tak hraje dalsi hrac. Pokud to ale vezmem dopodrobna, muze to byt komplikovanejsi, takze zde je cely </text:span><text:span text:style-name="T10">vycet a detaily jsou pak v naskedujicich odstavcich</text:span><text:span text:style-name="T9">:</text:span></text:p>
      <text:p text:style-name="P8"/>
      <text:p text:style-name="P12"><text:span text:style-name="T17">Faze p</text:span>ohyb<text:span text:style-name="T17">u</text:span></text:p>
      <text:p text:style-name="P12"><text:span text:style-name="T17">Podrobne </text:span><text:span text:style-name="T10">v</text:span>iz Pohyb na <text:span text:style-name="T11">m</text:span>ape</text:p>
      <text:p text:style-name="P11">Prvni faze tahu hrace je pohyb, hrac se pohybuje podle pravidel pohybu. Pokud se hrac pohybuje pak musi zahodit zbran nezavisle na tom jestli ji pouzije na zabiti prisery nebo jen na sekani travy.<text:span text:style-name="T6"> Hrac nemuze prijit na policko, nebo pres nej projit, aniz by na nem zlikvidoval priseru.</text:span></text:p>
      <text:p text:style-name="P11"/>
      <text:p text:style-name="P12"><text:span text:style-name="T17">Faze o</text:span>dpocin<text:span text:style-name="T17">ku</text:span></text:p>
      <text:p text:style-name="P12"><text:span text:style-name="T17">Podrobne </text:span><text:span text:style-name="T6">viz Odpocivej (v pokoji)</text:span></text:p>
      <text:p text:style-name="P11">Pokud se hrac nemuze nebo nechce pohnout, odpociva (v pokoji). Povine zahazuje z ruky vsechny sve zbrane<text:span text:style-name="T7"> a zustava kde je a nebo se presouva na libovolne policko Start. </text:span>Pokud odpociva hrac, odpocivaji i prisery<text:span text:style-name="T7"> takze se v ten moment doplnuji zetony priser na mapu</text:span>.</text:p>
      <text:p text:style-name="P16"><text:soft-page-break/></text:p>
      <text:p text:style-name="P19"><text:span text:style-name="T17">Faze</text:span> <text:span text:style-name="T35">nakupu ve vesnici</text:span></text:p>
      <text:p text:style-name="P19"><text:span text:style-name="T17">Podrobne </text:span><text:span text:style-name="T10">viz Ve vesnici</text:span></text:p>
      <text:p text:style-name="P17"><text:span text:style-name="T11">Po pohybu, nebo odpocinku. </text:span>Pokud hrac pr<text:span text:style-name="T36">i</text:span>sel<text:span text:style-name="T8"> </text:span><text:span text:style-name="T36">do</text:span> <text:span text:style-name="T8">v</text:span>esnic<text:span text:style-name="T36">e</text:span><text:span text:style-name="T8">, prosel pres vesnici nebo odpociva ve vesnici</text:span> tak <text:span text:style-name="T36">tam ted muze nakoupit karty</text:span>.</text:p>
      <text:p text:style-name="P24">H: Jsou i taci co pri odchodu z vesnice zjisti ze se jim tam odtad vlastne zas tak moc nechce.</text:p>
      <text:p text:style-name="P47">X: Moznost nakoupit ve vesnici plati i pro ty co ve vesnici odpocivaji.</text:p>
      <text:p text:style-name="P48">X: Jediny pripad kdy si ve vesnici ale nakoupit tam nemuzes je kdyz te tam nekdo prenese kouzlem zamena a ty ve svem tahu hned spechas pryc.</text:p>
      <text:p text:style-name="P17"/>
      <text:p text:style-name="P17"><text:span text:style-name="T17">Faze d</text:span><text:span text:style-name="T7">olizani karet zbrani</text:span></text:p>
      <text:p text:style-name="P20"><text:span text:style-name="T7">Dal si hrac dolizava nove zbrane. Vzdy tak aby mel na ruce pro pristi kolo zbrane dve.</text:span><text:span text:style-name="T27"> P</text:span><text:span text:style-name="T7">rvni zbran</text:span><text:span text:style-name="T27"> ber</text:span><text:span text:style-name="T7"> z hro</text:span><text:span text:style-name="T24">m</text:span><text:span text:style-name="T7">adky zbrani podle pravidla policka Mapy.</text:span><text:span text:style-name="T27"> Zbrane co jsou na vyber jsou na policku primo</text:span><text:span text:style-name="T7"> </text:span><text:span text:style-name="T27">nakreslene. </text:span><text:span text:style-name="T7">Pokud </text:span><text:span text:style-name="T27">ti</text:span><text:span text:style-name="T7"> chybi i druha zbran, tak si ji liz</text:span><text:span text:style-name="T27">ni</text:span><text:span text:style-name="T7"> z libovolne hromadky zbrani bez omezeni.</text:span></text:p>
      <text:p text:style-name="P20"/>
      <text:p text:style-name="P42">Pokud jsi na policku Start, Hrad nebo Vesnice tam zadne omezeni neni. <text:span text:style-name="T24">Pripadne k</text:span><text:span text:style-name="T23">ouzlo kradeze</text:span><text:span text:style-name="T24"> </text:span>pak <text:span text:style-name="T24">umoznuje t</text:span><text:span text:style-name="T23">u jednu</text:span><text:span text:style-name="T24"> zbran</text:span><text:span text:style-name="T23"> na kterou se vztahuje omezeni pole misto z lizaci hromadky vzit z ruky </text:span>libovolneho <text:span text:style-name="T23">hrace. </text:span><text:span text:style-name="T7">(viz Pouzivani kouzel)</text:span><text:span text:style-name="T23">.</text:span></text:p>
      <text:p text:style-name="P20"/>
      <text:p text:style-name="P21"><text:span text:style-name="T8">V tenhle moment take hrac zahodi nadbytecne trofeje.</text:span><text:span text:style-name="T10"> </text:span><text:span text:style-name="T8">Takze na konci kazdeho tahu zustano hraci jen tri trofeje ale muze si vybrat ktere.</text:span><text:span text:style-name="T25"> Trofeje se ziskavaji porazenim prisery (viz </text:span><text:span text:style-name="T17">Faze p</text:span><text:span text:style-name="T26">ohyb</text:span><text:span text:style-name="T17">u</text:span><text:span text:style-name="T25">) a jsou potreba k plneni ukolu (viz </text:span><text:span text:style-name="T10">O</text:span><text:span text:style-name="T8"> ukol</text:span><text:span text:style-name="T10">ech</text:span><text:span text:style-name="T25">).</text:span></text:p>
      <text:p text:style-name="P17"><text:span text:style-name="T10">H: </text:span><text:span text:style-name="T8">Nikdo sebou netaha vsechno a nikoho nezajima co hrac zapichnul pred pul rokem. </text:span></text:p>
      <text:p text:style-name="P17"/>
      <text:p text:style-name="P23"><text:span text:style-name="T17">Faze p</text:span>lneni ukolu</text:p>
      <text:p text:style-name="P23"><text:span text:style-name="T17">Podrobne </text:span><text:span text:style-name="T8">viz </text:span><text:span text:style-name="T10">O</text:span><text:span text:style-name="T8"> ukol</text:span><text:span text:style-name="T10">ech</text:span></text:p>
      <text:p text:style-name="P36">Ted, kdyz ma tah za sebou je na case podivat se na nabizene ukoly a vyhodnotit zda neco splnil . Pak nabidku ukolu doliza aby nasledujici hrac mel opet tri v nabidce a tim jeho tah skoncil.</text:p>
      <text:p text:style-name="P9"/>
      <text:p text:style-name="P26">Vitezstvi</text:p>
      <text:p text:style-name="P26">Jakmile kdokoliv dosahne maximalni slavy, ihned vyhrava. Zadne dohravani kola nebo podobne nesmysly. Kdo prvni ten prvni. A kolik je maximalni slava? To zalezi na poctu hracu:</text:p>
      <text:p text:style-name="P26">[tabulka POCET HRACU - BODY NA VITEZSTVI]</text:p>
      <text:p text:style-name="P26"/>
      <text:p text:style-name="P26">Pokud chcete vic ferovou variantu hry, tohle neni strategicka hra na cely vecer, mela by se hrat vickrat, treba na dve vitezne hry. Prvni hru zacina ten koho urcite a kazdou dalsi ten kdo hraje hned za tim co predchozi hru vyhral. Nebo muzete treba hrat na trestne body, kazdy hrac dostane tolik trestnych bodu kolik mu po hre chybelo bodu slavy k vitezstvi. A cely turnaj vyhraje ten kdo ma nakonci v souctu trestnych bodu nejmin.</text:p>
      <text:p text:style-name="P26">H: Je to jednoduche, cim vic vas po okoli pobiha, tim min slavy jednomu z vas staci aby vas uz mistni meli doopravdy dost.</text:p>
      <text:p text:style-name="P9"/>
      <text:p text:style-name="P26">Pohyb na mape</text:p>
      <text:p text:style-name="P27">Pri pohybu po mape hrac bere svou figurku a posouva ji na jine policko mapy. V zakladu s ni jde o jedno policko vodorovne nebo svisle. V ceste mu nesmi stat hreben hor, to je vzdy neprekonatelna prekazka<text:span text:style-name="T28">, pokd tedy nepouzijete kouzlo letu (viz )</text:span>. Pokud na policku je prisera, muze na nej vstoupit pouze pokud ma vhodnou zbran aby ji porazil, jinak ne.</text:p>
      <text:p text:style-name="P31">X: Pri pohybu nerozhoduji figurky ostatnich hracu. Jde jit na pole kde uz nekdo je. Porad se musi zahodit zbran.</text:p>
      <text:p text:style-name="P27">Muze se ale stat ze tam zadna prisera nebude. Bud proto ze je to policko prirozene ber prisery, tedy Vesnice nebo Start a nebo proto ze uz tam nedavno nejaky hrdina prosel a priseru tam odtad vyklidil. Pak na to policko hrac take muze a <text:span text:style-name="T13">musi zahodit zbran. Ale je jedno jakou</text:span>.</text:p>
      <text:p text:style-name="P27"><text:soft-page-break/></text:p>
      <text:p text:style-name="P27">Policko Teleport je vyjimecne. Na nej se neda vstoupit a zustat tam. Nikdy na nem neni zadna prisera ale kdyz na nej nekdo vstoupi ihned okamzite vystoupi na kterekoliv policko sousedici s kterymkoliv teleportem na mape. Ovsem musi porad mit a odevzdat zbran pro tento pohyb, jako by ta dve policka byla normalne hned vedle sebe.</text:p>
      <text:p text:style-name="P27"/>
      <text:p text:style-name="P27">H: Tak sem vlezl do teleportu rozmachl sem se pri tom tou novou super-palici jen abych vylezl zase na tom samem miste. No co, kdyby se nekdo ptal tak tomu budu rikat epicky trening a tamhle z te hrobky si vezmu zase novou <text:span text:style-name="T12">skvelou </text:span>zbran.</text:p>
      <text:p text:style-name="P27"/>
      <text:p text:style-name="P28">Policko Skala je take vyjimecne. Pres nej se proste chodit neda. Nijak.</text:p>
      <text:p text:style-name="P28"/>
      <text:p text:style-name="P28">A pak je tu Hrad. Prastara zricenina na ktere strasi hned dve prisery zaroven. Kdo je zlikviduje bude mit hned dvojnasobnou davku slavy. Kdo chce na tohle pole vlezt potrebuje porazit obe prisery naraz. Nejde porazit jen jednu, musi se porazit obe naraz.</text:p>
      <text:p text:style-name="P28">H: Mistni uz si o takovem hrdinovi zacinaj septat v hospode.</text:p>
      <text:p text:style-name="P38">X: Znamena to ze na hrad s jednou zbrani nejde zautocit, leda s pouzitim kouzla tvrdosti.</text:p>
      <text:p text:style-name="P27"/>
      <text:p text:style-name="P37">Pouzivani kouzel</text:p>
      <text:p text:style-name="P29">Kouzla se ve hre vyskytuji ve dvou podobach. Bud primo vazana na zbran, pak jsou nakreslena primo na karte zbrane a pusobi na tuto zbran. A nebo kouzla volna, vazana na kouzelny artefakt, pak josu nakreslena na karte artefaktu. Takova pak pusobi na tu zbran se kterou se ten artefakt pouzije. Kouzla se pouzivaji pri pohybu po mape, kdyz hrac pouzije zbran. Tak s ni muze, a nemusi, pouzit kouzlo. Zadne kouzlo neni povinne a zadnou zbran nejde pouzit s vic jak jednim kouzlem a zadne kouzlo na konkretni zbrani nejde prenest na jinou zbran. Kouzla prekonavaji ruzna omezeni pri pohybu po mape. Pokud pouzivas se zbrani kouzlo z artefaktu, jednoduse zahazujes i zbran i artefakt.</text:p>
      <text:p text:style-name="P29">X: Ano zbran co ma na sobe kouzlo jde pouzivat jako by zadne nemela.</text:p>
      <text:p text:style-name="P29">X: Ano i na zbran co ma na sobe kouzlo jde pouzit misto toho kouzlo z artefaktu. Kouzlo ze zbrane pak nema zadny efekt.</text:p>
      <text:p text:style-name="P29">X: Ne nema zadny efekt. Nikdy. Jedna zbran, jedno kouzlo. Vic fakt ne.</text:p>
      <text:p text:style-name="P29">X: Ano jde i mlatit do travy a pritom pouzit kouzlo na zbrani.</text:p>
      <text:p text:style-name="P29">X: Ano jde pouzit vic kouzel za kolo, kdyz pouzijes vic zbrani. Umis vycist za jakych okolnosti se to muze stat?</text:p>
      <text:p text:style-name="P29"/>
      <text:p text:style-name="P29">Kouzlo tvrdosti, zbran pouzij ale nezahod. Jednoduse si zbran nech. Pokud bylo kouzlo na zbrani, poloz zbran pred sebe na stul, aby bylo jasne ze si z ni kouzlo uz vycerpal. Pri pristim pouziti ji uz budes muset zahodit. Pokud to kouzlo bylo z artefaktu, jednoduse zahod artefakt, ale zbran si nech.</text:p>
      <text:p text:style-name="P29">X: Maximalni pocet zbrani na ruce je dve. Nikdy vic. Ani s kouzlem tvrdosti. Proste si kdyztak lizat novou zbran nebudes.</text:p>
      <text:p text:style-name="P29"/>
      <text:p text:style-name="P38">Kouzlo zameny, prohod se s jinym hrdinou. Tedy pred tim nez tohle zbrani zautocis prohodis se na mape s nekym jinym a zautocis tedy jako by si stal na jeho puvodnim poli mapy.</text:p>
      <text:p text:style-name="P38">X: Myslis ze timhle jde nekoho dostat do peknych potizi? To si pis.</text:p>
      <text:p text:style-name="P38">X: Ano to znamena ze vedle jineho hrace musi byt prisera kterou tohle zbrani muzes zabit.</text:p>
      <text:p text:style-name="P29"/>
      <text:p text:style-name="P29">Kouzlo vabeni, pred utokem prohod priseru s libovolnou jinou priserou na mape. Tim je mysleno ze <text:s/>tu priseru na kterou chcete zautocit vezmete a vymenite ji s libovolnou jinou priserou na mape. A zautocite na tuto novou priseru ktera ted najednou stoji vedle vas. Take to znamena ze ta zbran kterou drzite v ruce musi umet tu novou priseru porazit.</text:p>
      <text:p text:style-name="P29">X: Nejde tedy vabenim co je na meci privabit demona, protoze demona mecem nezapichnete.</text:p>
      <text:p text:style-name="P29">X: Ano s priserami se presouvaji i jejich pripadne body slavy.</text:p>
      <text:p text:style-name="P29"><text:soft-page-break/>X: Ano jde privabit i priseru na puvodne prazdne pole.</text:p>
      <text:p text:style-name="P29">X: Ano jde takhle prohodit i priseru co doted hlidala hrad.</text:p>
      <text:p text:style-name="P29">X: Ne nejde takhle odvabit priseru pryc a zapichnout misto ni prazdne policko.</text:p>
      <text:p text:style-name="P29"/>
      <text:p text:style-name="P38">Kouzlo vzteku, zautoc hned i druhou zbrani. Vezmes tedy tuhle zbran, posunes e po mape a zlikvidujes s ni priseru. A pak vezmes svou druhou zbran a s ni udelas dalsi krok po mape a zlikvidujes druhou priseru. Musis tuhle dalsi zbran samozrejme mit.</text:p>
      <text:p text:style-name="P38">H: Je k nicemu byt zurivy kdyz nemas cim se ted ohanet.</text:p>
      <text:p text:style-name="P39">H: Je zpusob jak zlikvidovat i tri prisery v jednom kole s pouzitim zurivosti a tvrdosti.</text:p>
      <text:p text:style-name="P39">X: <text:span text:style-name="T22">Tohle kouzlo je jeden ze zpusobu jak muze hrdina ztratit vic nez jednu zbran za kolo a take ziskat vic nez jeden bod slavy.</text:span> A posunout se o vic nez jedno pole.</text:p>
      <text:p text:style-name="P39">X: Zbrane se dobiraji az kdyz hrdina zkoncil pohyb po mape. Pro jeden tah si musis vystacit s tim co mas.</text:p>
      <text:p text:style-name="P39">X: Aby clovek mohl pouzit druhou zbran, ta prvni musi byt pouzita se zurivosti.</text:p>
      <text:p text:style-name="P39">X: Druha zbran samozrejme muze pouzit sve vlastni kouzlo, ktere se uz na prvni zbran nevztahuje.</text:p>
      <text:p text:style-name="P39">X: Hrdina nikdy nema vic nez dve zbrane, takze pouzit druhou zurivost v jednom kole nedava smysl.</text:p>
      <text:p text:style-name="P39"/>
      <text:p text:style-name="P40">Kouzlo kradeze, zbran <text:span text:style-name="T24">s</text:span>i vem z ruky hrace. Tohle kouzlo meni jak hrac bude na konci tohohle kola doplnovat chybejici zbran. Tu jednu na kterou se vztahuje omezeni pole muze misto z lizaci hromadky vzit z ruky hrace. Libovolny druh zbrane, od libovolneho hrace.</text:p>
      <text:p text:style-name="P40">H: Ano tim myslim na jakoukoliv vzdalenost a opravdu jakoukoliv zbran.</text:p>
      <text:p text:style-name="P40">X: <text:span text:style-name="T24">Vybiras si kartu, nikoliv zbran. </text:span>Cileny hrdina <text:span text:style-name="T24">ti</text:span> ukaze pouze zadni strany karet, nemusi rikat ze to co vypada jako kladivo je ve skutecnosti luk.</text:p>
      <text:p text:style-name="P15"/>
      <text:p text:style-name="P41">Kouzlo letu, prejdi pres hory. <text:span text:style-name="T29">Tohle kouzlo meni jak hr</text:span><text:span text:style-name="T31">dina </text:span><text:span text:style-name="T29">muze chodit po mape. Pro tento jeden utok zbrani muze ignorovat pripadny hreben hor v ceste.</text:span></text:p>
      <text:p text:style-name="P41"><text:span text:style-name="T29">X: Samozrejme prisera za temi horami musi jit </text:span><text:span text:style-name="T30">vybranou </text:span><text:span text:style-name="T29">zbrani zabit.</text:span></text:p>
      <text:p text:style-name="P15"/>
      <text:p text:style-name="P15">Odpocivej (v pokoji)</text:p>
      <text:p text:style-name="P13"><text:span text:style-name="T6">Pokud hrac nechce a nebo se nemuze </text:span><text:span text:style-name="T33">ve svem tahu </text:span><text:span text:style-name="T7">pohnout, tak odpociva.</text:span></text:p>
      <text:p text:style-name="P44">H: Napriklad kdyz mu ukradli vsechny zbrane.</text:p>
      <text:p text:style-name="P44">X: Odpocivat se da i dobrovolne.</text:p>
      <text:p text:style-name="P13"/>
      <text:p text:style-name="P13">Povine zahazuje z ruky vsechny sve zbrane<text:span text:style-name="T34">.</text:span> Odpocivat muze na policku kde je, a nebo se vratit (at je to jakkoliv daleko) na kterekoliv pole Start a odpocinout si tam.</text:p>
      <text:p text:style-name="P14"><text:span text:style-name="T34">X: Nezahazuje zadne</text:span> <text:span text:style-name="T34">a</text:span>rtefakty<text:span text:style-name="T34">,</text:span><text:span text:style-name="T32"> </text:span><text:span text:style-name="T34">u</text:span>koly<text:span text:style-name="T34">, </text:span>body slavy<text:span text:style-name="T32"> ci trofeje</text:span><text:span text:style-name="T34">, jen zbrane</text:span>.</text:p>
      <text:p text:style-name="P43">H: Kdyz<text:span text:style-name="T26"> odpociva </text:span>hrdina<text:span text:style-name="T26">, odpocivaji i prisery.</text:span></text:p>
      <text:p text:style-name="P43"/>
      <text:p text:style-name="P13"><text:span text:style-name="T32">Ted se na vsechna </text:span>pole Mapy (ne na Hrad a ne na zadne pole kam prisera nepatri)<text:span text:style-name="T6"> doplni z vacku priser nove nahodne vylosovane prisery. Losovani dela za odmenu odpocivajici hrac ale muze to delegovat pokud je mu ochotny nekdo pomoct. Ale uz se na nove prisery nedoplni body slavy.</text:span></text:p>
      <text:p text:style-name="P13"><text:span text:style-name="T32">H: O novych priserach jeste lidi </text:span><text:span text:style-name="T6">nevedi, takze za ne zadna slava nebude.</text:span></text:p>
      <text:p text:style-name="P10"/>
      <text:p text:style-name="P25">Ve vesnici</text:p>
      <text:p text:style-name="P45">Vesnice je specialni policko mapy. Nikdy na nem neni ani prisera ani zeton slavy. Jde na nem zkoncit svuj tah a jde pres nej i <text:span text:style-name="T35">jen </text:span>projit kdyz ma hrac dve zbrane a kouzlo zurivosti.</text:p>
      <text:p text:style-name="P45">H: Za poflakovani po hospodach slava neni, pokud nejste bard.</text:p>
      <text:p text:style-name="P49">H: Jeste se kouknu co prodavaj tady, a pak zajdu tamhle.</text:p>
      <text:p text:style-name="P49">H: A hele vyveska 'hleda se hrdina'. Tenhle letacek si vezmu, dekuji.</text:p>
      <text:p text:style-name="P50">Pred lizanim karet novych zbrani ma ale hrac co <text:span text:style-name="T35">zkoncil nebo prosel pres vesnici moznost nakoupit ve vesnici.</text:span><text:span text:style-name="T37"> Muzes udelat nasledujici veci, klidne vsechny tri.</text:span></text:p>
      <text:p text:style-name="P50"><text:soft-page-break/><text:span text:style-name="T37">Lizni si novou kartu artefaktu.</text:span></text:p>
      <text:p text:style-name="P49">Jednu kartu z vylozene nabidky ukolu zahod na odhazovaci balicek.</text:p>
      <text:p text:style-name="P49">Jednu kartu z vylozene nabidky ukolu, nebo novou nahodnou si vezmi na ruku jako novy soukromy ukol.</text:p>
      <text:p text:style-name="P49">X: <text:span text:style-name="T38">Jde tedy v tenhle moment odstranit z verejne nabidky az dve karty ukolu.</text:span></text:p>
      <text:p text:style-name="P51">X: Ani na pocet artefaktu, ani karet ukolu neni na ruce limit, muzes jich mit kolik chces.</text:p>
      <text:p text:style-name="P18"/>
      <text:p text:style-name="P22"><text:span text:style-name="T10">O</text:span><text:span text:style-name="T8"> ukol</text:span><text:span text:style-name="T10">ech</text:span></text:p>
      <text:p text:style-name="P52">V momente kdy si skoro zkoncil svuj tah, a uz sis i nabral zbrane na pristi kolo je nacase se podivat jestli si nahodou nesplnil i nejake ukoly a nezaslouzis si jeste vic slavy. Muzes splnit najednou kolik ukol chces. Ale na vyber mas jen z tech ve verejne nabidce, tvych soukromych ukolu na ruce a tveho vysneneho povolani. Kazdy splneny ukol ma stejnou hodnotu jako zeton slavy. Kdyz vylozis sve splnene ukoly, dopln z lizaci hromadky nabidku verejnych ukolu pro dalsiho hrace, aby v ni mel zase tri.</text:p>
      <text:p text:style-name="P52"/>
      <text:p text:style-name="P52">Pokud si splnil svuj prvni soukromy ukol, tedy nejaky z ruky, ne z verejne nabidky, dostanes za to dvojnasobek slavy, pridej si tedy navic jeden bod slavy ze zasoby.</text:p>
      <text:p text:style-name="P52"/>
      <text:p text:style-name="P53">Ukol<text:span text:style-name="T43">y</text:span> <text:span text:style-name="T43">s trofejema</text:span></text:p>
      <text:p text:style-name="P53"><text:span text:style-name="T43">Tyhle ukoly maji na sebe pouze symboly priser v ruznych kombinacich. </text:span><text:span text:style-name="T39">Pro splneni takoveho ukolu musis mit u sebe </text:span><text:span text:style-name="T43">ty vyobrazene </text:span><text:span text:style-name="T39">trofeje. Bud dve stejne, nebo tri ruzne. Trofeje pro splneni ukolu staci mit, nemusis je odevzdat.</text:span></text:p>
      <text:p text:style-name="P54">X: Pro splneni ukolu "dve trofeje zvirat" muzes mit i jakoukoliv treti <text:span text:style-name="T44">t</text:span>rofej, to neni na skodu.</text:p>
      <text:p text:style-name="P54"/>
      <text:p text:style-name="P54">Ukol<text:span text:style-name="T45">y pozicni</text:span></text:p>
      <text:p text:style-name="P58">Tyhle ukoly maji na sobe krome symbolu prisery i symbol hrdiny, popripade vesnice ci horskeho hrebenu. Abys ho splnil, musis stat <text:span text:style-name="T39">na mape</text:span><text:span text:style-name="T41"> a</text:span><text:span text:style-name="T39"> ve vodorovnem ci svislem smeru </text:span>tak jak je na ukolu napsane.</text:p>
      <text:p text:style-name="P55">X: Musi to byt na tesno, bez mezer, musite hned sousedit</text:p>
      <text:p text:style-name="P55">X: Musi to byt cele vodorovne, nebo cele svisle<text:span text:style-name="T45">, ne do zatacky, nebo po uhlopricce</text:span></text:p>
      <text:p text:style-name="P55">X: Nemuze <text:span text:style-name="T45">uprostred prekazet </text:span>horsky hreben</text:p>
      <text:p text:style-name="P55"/>
      <text:p text:style-name="P58">Pro ukol stuj mezi potrebujes stat mezi vyobrazenymi priserami.</text:p>
      <text:p text:style-name="P58">Pro ukol stuj v rade potrebujes aby v rade od tebe staly vyobrazene prisery.</text:p>
      <text:p text:style-name="P58">Pro ukol chran vesnici potrebujes mit po jedne strane vesnici a po druhe vyobrazenou priseru. Nebo stat ve vesnici ktera ma vedle sebe vyobrazenou priseru.</text:p>
      <text:p text:style-name="P58">Pro ukol zazen ke skale je potreba aby si stal vedle prisery a tesne za ni byla skala nebo horsky hrebe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8T10:20:38.543539157</meta:creation-date>
    <meta:generator>LibreOffice/7.3.7.2$Linux_X86_64 LibreOffice_project/30$Build-2</meta:generator>
    <dc:date>2025-12-10T20:30:25.157990403</dc:date>
    <meta:editing-duration>PT5H19M5S</meta:editing-duration>
    <meta:editing-cycles>53</meta:editing-cycles>
    <meta:document-statistic meta:table-count="0" meta:image-count="0" meta:object-count="0" meta:page-count="6" meta:paragraph-count="135" meta:word-count="3185" meta:character-count="18136" meta:non-whitespace-character-count="15084"/>
  </office:meta>
</office:document-meta>
</file>